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7" table:default-cell-style-name="Default"/>
        <table:table-row table:style-name="ro1">
          <table:table-cell office:value-type="string" calcext:value-type="string">
            <text:p>(ms)</text:p>
          </table:table-cell>
          <table:table-cell office:value-type="string" calcext:value-type="string">
            <text:p>Time (ms)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 office:value-type="float" office:value="360" calcext:value-type="float">
            <text:p>360</text:p>
          </table:table-cell>
          <table:table-cell office:value-type="float" office:value="390" calcext:value-type="float">
            <text:p>390</text:p>
          </table:table-cell>
          <table:table-cell office:value-type="float" office:value="420" calcext:value-type="float">
            <text:p>420</text:p>
          </table:table-cell>
          <table:table-cell office:value-type="float" office:value="450" calcext:value-type="float">
            <text:p>450</text:p>
          </table:table-cell>
          <table:table-cell office:value-type="float" office:value="480" calcext:value-type="float">
            <text:p>480</text:p>
          </table:table-cell>
          <table:table-cell office:value-type="float" office:value="510" calcext:value-type="float">
            <text:p>510</text:p>
          </table:table-cell>
          <table:table-cell office:value-type="float" office:value="540" calcext:value-type="float">
            <text:p>540</text:p>
          </table:table-cell>
          <table:table-cell office:value-type="float" office:value="570" calcext:value-type="float">
            <text:p>570</text:p>
          </table:table-cell>
          <table:table-cell office:value-type="float" office:value="600" calcext:value-type="float">
            <text:p>600</text:p>
          </table:table-cell>
          <table:table-cell office:value-type="float" office:value="630" calcext:value-type="float">
            <text:p>630</text:p>
          </table:table-cell>
          <table:table-cell office:value-type="float" office:value="660" calcext:value-type="float">
            <text:p>660</text:p>
          </table:table-cell>
          <table:table-cell office:value-type="float" office:value="690" calcext:value-type="float">
            <text:p>690</text:p>
          </table:table-cell>
          <table:table-cell office:value-type="float" office:value="720" calcext:value-type="float">
            <text:p>720</text:p>
          </table:table-cell>
          <table:table-cell office:value-type="float" office:value="750" calcext:value-type="float">
            <text:p>750</text:p>
          </table:table-cell>
          <table:table-cell office:value-type="float" office:value="780" calcext:value-type="float">
            <text:p>780</text:p>
          </table:table-cell>
          <table:table-cell office:value-type="float" office:value="810" calcext:value-type="float">
            <text:p>810</text:p>
          </table:table-cell>
          <table:table-cell office:value-type="float" office:value="840" calcext:value-type="float">
            <text:p>840</text:p>
          </table:table-cell>
          <table:table-cell office:value-type="float" office:value="870" calcext:value-type="float">
            <text:p>870</text:p>
          </table:table-cell>
          <table:table-cell office:value-type="float" office:value="900" calcext:value-type="float">
            <text:p>900</text:p>
          </table:table-cell>
          <table:table-cell office:value-type="float" office:value="930" calcext:value-type="float">
            <text:p>930</text:p>
          </table:table-cell>
          <table:table-cell office:value-type="float" office:value="960" calcext:value-type="float">
            <text:p>960</text:p>
          </table:table-cell>
          <table:table-cell office:value-type="float" office:value="990" calcext:value-type="float">
            <text:p>990</text:p>
          </table:table-cell>
          <table:table-cell office:value-type="float" office:value="1020" calcext:value-type="float">
            <text:p>1020</text:p>
          </table:table-cell>
          <table:table-cell office:value-type="float" office:value="1050" calcext:value-type="float">
            <text:p>1050</text:p>
          </table:table-cell>
          <table:table-cell office:value-type="float" office:value="1080" calcext:value-type="float">
            <text:p>1080</text:p>
          </table:table-cell>
          <table:table-cell office:value-type="float" office:value="1110" calcext:value-type="float">
            <text:p>1110</text:p>
          </table:table-cell>
          <table:table-cell office:value-type="float" office:value="1140" calcext:value-type="float">
            <text:p>1140</text:p>
          </table:table-cell>
          <table:table-cell office:value-type="float" office:value="1170" calcext:value-type="float">
            <text:p>1170</text:p>
          </table:table-cell>
          <table:table-cell office:value-type="float" office:value="1200" calcext:value-type="float">
            <text:p>1200</text:p>
          </table:table-cell>
          <table:table-cell office:value-type="float" office:value="1230" calcext:value-type="float">
            <text:p>1230</text:p>
          </table:table-cell>
          <table:table-cell office:value-type="float" office:value="1260" calcext:value-type="float">
            <text:p>1260</text:p>
          </table:table-cell>
          <table:table-cell office:value-type="float" office:value="1290" calcext:value-type="float">
            <text:p>1290</text:p>
          </table:table-cell>
          <table:table-cell office:value-type="float" office:value="1320" calcext:value-type="float">
            <text:p>1320</text:p>
          </table:table-cell>
          <table:table-cell office:value-type="float" office:value="1350" calcext:value-type="float">
            <text:p>1350</text:p>
          </table:table-cell>
          <table:table-cell office:value-type="float" office:value="1380" calcext:value-type="float">
            <text:p>1380</text:p>
          </table:table-cell>
          <table:table-cell office:value-type="float" office:value="1410" calcext:value-type="float">
            <text:p>1410</text:p>
          </table:table-cell>
          <table:table-cell office:value-type="float" office:value="1440" calcext:value-type="float">
            <text:p>1440</text:p>
          </table:table-cell>
          <table:table-cell office:value-type="float" office:value="1470" calcext:value-type="float">
            <text:p>1470</text:p>
          </table:table-cell>
          <table:table-cell office:value-type="float" office:value="1500" calcext:value-type="float">
            <text:p>1500</text:p>
          </table:table-cell>
          <table:table-cell office:value-type="float" office:value="1530" calcext:value-type="float">
            <text:p>1530</text:p>
          </table:table-cell>
          <table:table-cell office:value-type="float" office:value="1560" calcext:value-type="float">
            <text:p>1560</text:p>
          </table:table-cell>
          <table:table-cell office:value-type="float" office:value="1590" calcext:value-type="float">
            <text:p>1590</text:p>
          </table:table-cell>
          <table:table-cell office:value-type="float" office:value="1620" calcext:value-type="float">
            <text:p>1620</text:p>
          </table:table-cell>
          <table:table-cell office:value-type="float" office:value="1650" calcext:value-type="float">
            <text:p>1650</text:p>
          </table:table-cell>
          <table:table-cell office:value-type="float" office:value="1680" calcext:value-type="float">
            <text:p>1680</text:p>
          </table:table-cell>
          <table:table-cell office:value-type="float" office:value="1710" calcext:value-type="float">
            <text:p>1710</text:p>
          </table:table-cell>
          <table:table-cell office:value-type="float" office:value="1740" calcext:value-type="float">
            <text:p>1740</text:p>
          </table:table-cell>
          <table:table-cell office:value-type="float" office:value="1770" calcext:value-type="float">
            <text:p>1770</text:p>
          </table:table-cell>
          <table:table-cell office:value-type="float" office:value="1800" calcext:value-type="float">
            <text:p>1800</text:p>
          </table:table-cell>
          <table:table-cell office:value-type="float" office:value="1830" calcext:value-type="float">
            <text:p>1830</text:p>
          </table:table-cell>
          <table:table-cell office:value-type="float" office:value="1860" calcext:value-type="float">
            <text:p>1860</text:p>
          </table:table-cell>
          <table:table-cell office:value-type="float" office:value="1890" calcext:value-type="float">
            <text:p>1890</text:p>
          </table:table-cell>
          <table:table-cell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D1-4</text:p>
          </table:table-cell>
          <table:table-cell office:value-type="string" calcext:value-type="string">
            <text:p>60K-A4V-ALS-PD</text:p>
          </table:table-cell>
          <table:table-cell office:value-type="float" office:value="15.2499985" calcext:value-type="float">
            <text:p>15.2499985</text:p>
          </table:table-cell>
          <table:table-cell office:value-type="float" office:value="10.999998" calcext:value-type="float">
            <text:p>10.999998</text:p>
          </table:table-cell>
          <table:table-cell office:value-type="float" office:value="28.2500015" calcext:value-type="float">
            <text:p>28.2500015</text:p>
          </table:table-cell>
          <table:table-cell office:value-type="float" office:value="132.5000015" calcext:value-type="float">
            <text:p>132.5000015</text:p>
          </table:table-cell>
          <table:table-cell office:value-type="float" office:value="250.2499985" calcext:value-type="float">
            <text:p>250.2499985</text:p>
          </table:table-cell>
          <table:table-cell office:value-type="float" office:value="224.0000003" calcext:value-type="float">
            <text:p>224.0000003</text:p>
          </table:table-cell>
          <table:table-cell office:value-type="float" office:value="279.5000018" calcext:value-type="float">
            <text:p>279.5000018</text:p>
          </table:table-cell>
          <table:table-cell office:value-type="float" office:value="302.249998" calcext:value-type="float">
            <text:p>302.249998</text:p>
          </table:table-cell>
          <table:table-cell office:value-type="float" office:value="259.2499983" calcext:value-type="float">
            <text:p>259.2499983</text:p>
          </table:table-cell>
          <table:table-cell office:value-type="float" office:value="368.7499993" calcext:value-type="float">
            <text:p>368.7499993</text:p>
          </table:table-cell>
          <table:table-cell office:value-type="float" office:value="446.7499995" calcext:value-type="float">
            <text:p>446.7499995</text:p>
          </table:table-cell>
          <table:table-cell office:value-type="float" office:value="632.250001" calcext:value-type="float">
            <text:p>632.250001</text:p>
          </table:table-cell>
          <table:table-cell office:value-type="float" office:value="713.5000008" calcext:value-type="float">
            <text:p>713.5000008</text:p>
          </table:table-cell>
          <table:table-cell office:value-type="float" office:value="942.000001" calcext:value-type="float">
            <text:p>942.000001</text:p>
          </table:table-cell>
          <table:table-cell office:value-type="float" office:value="1310.75" calcext:value-type="float">
            <text:p>1310.75</text:p>
          </table:table-cell>
          <table:table-cell office:value-type="float" office:value="1209.249999" calcext:value-type="float">
            <text:p>1209.249999</text:p>
          </table:table-cell>
          <table:table-cell office:value-type="float" office:value="977.5" calcext:value-type="float">
            <text:p>977.5</text:p>
          </table:table-cell>
          <table:table-cell office:value-type="float" office:value="659.249999" calcext:value-type="float">
            <text:p>659.249999</text:p>
          </table:table-cell>
          <table:table-cell office:value-type="float" office:value="254.249999" calcext:value-type="float">
            <text:p>254.249999</text:p>
          </table:table-cell>
          <table:table-cell office:value-type="float" office:value="153.7500008" calcext:value-type="float">
            <text:p>153.7500008</text:p>
          </table:table-cell>
          <table:table-cell office:value-type="float" office:value="194.5" calcext:value-type="float">
            <text:p>194.5</text:p>
          </table:table-cell>
          <table:table-cell office:value-type="float" office:value="161" calcext:value-type="float">
            <text:p>161</text:p>
          </table:table-cell>
          <table:table-cell office:value-type="float" office:value="230.7500005" calcext:value-type="float">
            <text:p>230.7500005</text:p>
          </table:table-cell>
          <table:table-cell office:value-type="float" office:value="280.2500013" calcext:value-type="float">
            <text:p>280.2500013</text:p>
          </table:table-cell>
          <table:table-cell office:value-type="float" office:value="167.7499983" calcext:value-type="float">
            <text:p>167.7499983</text:p>
          </table:table-cell>
          <table:table-cell office:value-type="float" office:value="190.7499983" calcext:value-type="float">
            <text:p>190.7499983</text:p>
          </table:table-cell>
          <table:table-cell office:value-type="float" office:value="168.2499988" calcext:value-type="float">
            <text:p>168.2499988</text:p>
          </table:table-cell>
          <table:table-cell office:value-type="float" office:value="155.2500018" calcext:value-type="float">
            <text:p>155.2500018</text:p>
          </table:table-cell>
          <table:table-cell office:value-type="float" office:value="101.2499988" calcext:value-type="float">
            <text:p>101.2499988</text:p>
          </table:table-cell>
          <table:table-cell office:value-type="float" office:value="54.50000175" calcext:value-type="float">
            <text:p>54.50000175</text:p>
          </table:table-cell>
          <table:table-cell office:value-type="float" office:value="60.000002" calcext:value-type="float">
            <text:p>60.000002</text:p>
          </table:table-cell>
          <table:table-cell office:value-type="float" office:value="33.74999825" calcext:value-type="float">
            <text:p>33.74999825</text:p>
          </table:table-cell>
          <table:table-cell office:value-type="float" office:value="17.49999925" calcext:value-type="float">
            <text:p>17.49999925</text:p>
          </table:table-cell>
          <table:table-cell office:value-type="float" office:value="14.2499995" calcext:value-type="float">
            <text:p>14.2499995</text:p>
          </table:table-cell>
          <table:table-cell office:value-type="float" office:value="16.250001" calcext:value-type="float">
            <text:p>16.250001</text:p>
          </table:table-cell>
          <table:table-cell office:value-type="float" office:value="12.000002" calcext:value-type="float">
            <text:p>12.000002</text:p>
          </table:table-cell>
          <table:table-cell office:value-type="float" office:value="14.25000125" calcext:value-type="float">
            <text:p>14.25000125</text:p>
          </table:table-cell>
          <table:table-cell office:value-type="float" office:value="17.7499995" calcext:value-type="float">
            <text:p>17.7499995</text:p>
          </table:table-cell>
          <table:table-cell office:value-type="float" office:value="17.2499995" calcext:value-type="float">
            <text:p>17.2499995</text:p>
          </table:table-cell>
          <table:table-cell office:value-type="float" office:value="11.24999975" calcext:value-type="float">
            <text:p>11.24999975</text:p>
          </table:table-cell>
          <table:table-cell office:value-type="float" office:value="19.750001" calcext:value-type="float">
            <text:p>19.750001</text:p>
          </table:table-cell>
          <table:table-cell office:value-type="float" office:value="23.00000175" calcext:value-type="float">
            <text:p>23.00000175</text:p>
          </table:table-cell>
          <table:table-cell office:value-type="float" office:value="112.750001" calcext:value-type="float">
            <text:p>112.750001</text:p>
          </table:table-cell>
          <table:table-cell office:value-type="float" office:value="140.5000008" calcext:value-type="float">
            <text:p>140.5000008</text:p>
          </table:table-cell>
          <table:table-cell office:value-type="float" office:value="131.7499993" calcext:value-type="float">
            <text:p>131.7499993</text:p>
          </table:table-cell>
          <table:table-cell office:value-type="float" office:value="140.5000015" calcext:value-type="float">
            <text:p>140.5000015</text:p>
          </table:table-cell>
          <table:table-cell office:value-type="float" office:value="51.74999925" calcext:value-type="float">
            <text:p>51.74999925</text:p>
          </table:table-cell>
          <table:table-cell office:value-type="float" office:value="11.74999925" calcext:value-type="float">
            <text:p>11.74999925</text:p>
          </table:table-cell>
          <table:table-cell table:number-columns-repeated="2" office:value-type="float" office:value="7.500001" calcext:value-type="float">
            <text:p>7.500001</text:p>
          </table:table-cell>
          <table:table-cell office:value-type="float" office:value="12.000002" calcext:value-type="float">
            <text:p>12.000002</text:p>
          </table:table-cell>
          <table:table-cell office:value-type="float" office:value="13.000001" calcext:value-type="float">
            <text:p>13.000001</text:p>
          </table:table-cell>
          <table:table-cell office:value-type="float" office:value="13.500002" calcext:value-type="float">
            <text:p>13.500002</text:p>
          </table:table-cell>
          <table:table-cell office:value-type="float" office:value="11.75000025" calcext:value-type="float">
            <text:p>11.75000025</text:p>
          </table:table-cell>
          <table:table-cell office:value-type="float" office:value="16.00000175" calcext:value-type="float">
            <text:p>16.00000175</text:p>
          </table:table-cell>
          <table:table-cell office:value-type="float" office:value="14.7500015" calcext:value-type="float">
            <text:p>14.7500015</text:p>
          </table:table-cell>
          <table:table-cell office:value-type="float" office:value="12.5000015" calcext:value-type="float">
            <text:p>12.5000015</text:p>
          </table:table-cell>
          <table:table-cell office:value-type="float" office:value="12.49999925" calcext:value-type="float">
            <text:p>12.49999925</text:p>
          </table:table-cell>
          <table:table-cell office:value-type="float" office:value="9.75000075" calcext:value-type="float">
            <text:p>9.75000075</text:p>
          </table:table-cell>
          <table:table-cell office:value-type="float" office:value="11.249998" calcext:value-type="float">
            <text:p>11.249998</text:p>
          </table:table-cell>
          <table:table-cell office:value-type="float" office:value="12.25000175" calcext:value-type="float">
            <text:p>12.25000175</text:p>
          </table:table-cell>
          <table:table-cell office:value-type="float" office:value="11.74999925" calcext:value-type="float">
            <text:p>11.74999925</text:p>
          </table:table-cell>
          <table:table-cell office:value-type="float" office:value="11.500002" calcext:value-type="float">
            <text:p>11.500002</text:p>
          </table:table-cell>
          <table:table-cell office:value-type="float" office:value="8.2499985" calcext:value-type="float">
            <text:p>8.2499985</text:p>
          </table:table-cell>
          <table:table-cell office:value-type="float" office:value="14.000001" calcext:value-type="float">
            <text:p>14.000001</text:p>
          </table:table-cell>
          <table:table-cell office:value-type="float" office:value="9.75000075" calcext:value-type="float">
            <text:p>9.75000075</text:p>
          </table:table-cell>
          <table:table-cell office:value-type="float" office:value="11.250002" calcext:value-type="float">
            <text:p>11.250002</text:p>
          </table:table-cell>
        </table:table-row>
        <table:table-row table:style-name="ro1">
          <table:table-cell office:value-type="string" calcext:value-type="string">
            <text:p>D5-8</text:p>
          </table:table-cell>
          <table:table-cell office:value-type="string" calcext:value-type="string">
            <text:p>80K-A4V-ALS-PD</text:p>
          </table:table-cell>
          <table:table-cell office:value-type="float" office:value="20.749999" calcext:value-type="float">
            <text:p>20.749999</text:p>
          </table:table-cell>
          <table:table-cell office:value-type="float" office:value="388.0000023" calcext:value-type="float">
            <text:p>388.0000023</text:p>
          </table:table-cell>
          <table:table-cell office:value-type="float" office:value="669.999996" calcext:value-type="float">
            <text:p>669.999996</text:p>
          </table:table-cell>
          <table:table-cell office:value-type="float" office:value="623.249996" calcext:value-type="float">
            <text:p>623.249996</text:p>
          </table:table-cell>
          <table:table-cell office:value-type="float" office:value="726.249999" calcext:value-type="float">
            <text:p>726.249999</text:p>
          </table:table-cell>
          <table:table-cell office:value-type="float" office:value="563.4999973" calcext:value-type="float">
            <text:p>563.4999973</text:p>
          </table:table-cell>
          <table:table-cell office:value-type="float" office:value="245.499999" calcext:value-type="float">
            <text:p>245.499999</text:p>
          </table:table-cell>
          <table:table-cell office:value-type="float" office:value="90.249998" calcext:value-type="float">
            <text:p>90.249998</text:p>
          </table:table-cell>
          <table:table-cell office:value-type="float" office:value="57.50000225" calcext:value-type="float">
            <text:p>57.50000225</text:p>
          </table:table-cell>
          <table:table-cell office:value-type="float" office:value="29.2499965" calcext:value-type="float">
            <text:p>29.2499965</text:p>
          </table:table-cell>
          <table:table-cell office:value-type="float" office:value="6.2499985" calcext:value-type="float">
            <text:p>6.2499985</text:p>
          </table:table-cell>
          <table:table-cell office:value-type="float" office:value="61.49999675" calcext:value-type="float">
            <text:p>61.49999675</text:p>
          </table:table-cell>
          <table:table-cell office:value-type="float" office:value="136.7500035" calcext:value-type="float">
            <text:p>136.7500035</text:p>
          </table:table-cell>
          <table:table-cell office:value-type="float" office:value="137.7500035" calcext:value-type="float">
            <text:p>137.7500035</text:p>
          </table:table-cell>
          <table:table-cell office:value-type="float" office:value="200.5" calcext:value-type="float">
            <text:p>200.5</text:p>
          </table:table-cell>
          <table:table-cell office:value-type="float" office:value="187.5000023" calcext:value-type="float">
            <text:p>187.5000023</text:p>
          </table:table-cell>
          <table:table-cell office:value-type="float" office:value="66.999999" calcext:value-type="float">
            <text:p>66.999999</text:p>
          </table:table-cell>
          <table:table-cell office:value-type="float" office:value="38.5000005" calcext:value-type="float">
            <text:p>38.5000005</text:p>
          </table:table-cell>
          <table:table-cell office:value-type="float" office:value="21.4999985" calcext:value-type="float">
            <text:p>21.4999985</text:p>
          </table:table-cell>
          <table:table-cell office:value-type="float" office:value="2.4999965" calcext:value-type="float">
            <text:p>2.4999965</text:p>
          </table:table-cell>
          <table:table-cell office:value-type="float" office:value="2.7499975" calcext:value-type="float">
            <text:p>2.7499975</text:p>
          </table:table-cell>
          <table:table-cell office:value-type="float" office:value="2.249999" calcext:value-type="float">
            <text:p>2.249999</text:p>
          </table:table-cell>
          <table:table-cell office:value-type="float" office:value="4.74999825" calcext:value-type="float">
            <text:p>4.74999825</text:p>
          </table:table-cell>
          <table:table-cell office:value-type="float" office:value="4.49999825" calcext:value-type="float">
            <text:p>4.49999825</text:p>
          </table:table-cell>
          <table:table-cell office:value-type="float" office:value="8.000004" calcext:value-type="float">
            <text:p>8.000004</text:p>
          </table:table-cell>
          <table:table-cell office:value-type="float" office:value="7.74999875" calcext:value-type="float">
            <text:p>7.74999875</text:p>
          </table:table-cell>
          <table:table-cell office:value-type="float" office:value="28.24999625" calcext:value-type="float">
            <text:p>28.24999625</text:p>
          </table:table-cell>
          <table:table-cell office:value-type="float" office:value="47.9999985" calcext:value-type="float">
            <text:p>47.9999985</text:p>
          </table:table-cell>
          <table:table-cell office:value-type="float" office:value="42.99999725" calcext:value-type="float">
            <text:p>42.99999725</text:p>
          </table:table-cell>
          <table:table-cell office:value-type="float" office:value="53.4999965" calcext:value-type="float">
            <text:p>53.4999965</text:p>
          </table:table-cell>
          <table:table-cell office:value-type="float" office:value="72.7499965" calcext:value-type="float">
            <text:p>72.7499965</text:p>
          </table:table-cell>
          <table:table-cell office:value-type="float" office:value="40.74999875" calcext:value-type="float">
            <text:p>40.74999875</text:p>
          </table:table-cell>
          <table:table-cell office:value-type="float" office:value="15.74999875" calcext:value-type="float">
            <text:p>15.74999875</text:p>
          </table:table-cell>
          <table:table-cell office:value-type="float" office:value="6.74999775" calcext:value-type="float">
            <text:p>6.74999775</text:p>
          </table:table-cell>
          <table:table-cell office:value-type="float" office:value="3.9999985" calcext:value-type="float">
            <text:p>3.9999985</text:p>
          </table:table-cell>
          <table:table-cell office:value-type="float" office:value="7.999997" calcext:value-type="float">
            <text:p>7.999997</text:p>
          </table:table-cell>
          <table:table-cell office:value-type="float" office:value="8.4999975" calcext:value-type="float">
            <text:p>8.4999975</text:p>
          </table:table-cell>
          <table:table-cell office:value-type="float" office:value="36.499999" calcext:value-type="float">
            <text:p>36.499999</text:p>
          </table:table-cell>
          <table:table-cell office:value-type="float" office:value="72.49999825" calcext:value-type="float">
            <text:p>72.49999825</text:p>
          </table:table-cell>
          <table:table-cell office:value-type="float" office:value="79.25000075" calcext:value-type="float">
            <text:p>79.25000075</text:p>
          </table:table-cell>
          <table:table-cell office:value-type="float" office:value="44.5000005" calcext:value-type="float">
            <text:p>44.5000005</text:p>
          </table:table-cell>
          <table:table-cell office:value-type="float" office:value="17.00000025" calcext:value-type="float">
            <text:p>17.00000025</text:p>
          </table:table-cell>
          <table:table-cell office:value-type="float" office:value="6.74999825" calcext:value-type="float">
            <text:p>6.74999825</text:p>
          </table:table-cell>
          <table:table-cell office:value-type="float" office:value="7.24999975" calcext:value-type="float">
            <text:p>7.24999975</text:p>
          </table:table-cell>
          <table:table-cell office:value-type="float" office:value="42.49999925" calcext:value-type="float">
            <text:p>42.49999925</text:p>
          </table:table-cell>
          <table:table-cell office:value-type="float" office:value="96.74999675" calcext:value-type="float">
            <text:p>96.74999675</text:p>
          </table:table-cell>
          <table:table-cell office:value-type="float" office:value="61.99999675" calcext:value-type="float">
            <text:p>61.99999675</text:p>
          </table:table-cell>
          <table:table-cell office:value-type="float" office:value="55.999997" calcext:value-type="float">
            <text:p>55.999997</text:p>
          </table:table-cell>
          <table:table-cell office:value-type="float" office:value="80.7499995" calcext:value-type="float">
            <text:p>80.7499995</text:p>
          </table:table-cell>
          <table:table-cell office:value-type="float" office:value="44.49999725" calcext:value-type="float">
            <text:p>44.49999725</text:p>
          </table:table-cell>
          <table:table-cell office:value-type="float" office:value="18.00000325" calcext:value-type="float">
            <text:p>18.00000325</text:p>
          </table:table-cell>
          <table:table-cell office:value-type="float" office:value="18.49999825" calcext:value-type="float">
            <text:p>18.49999825</text:p>
          </table:table-cell>
          <table:table-cell office:value-type="float" office:value="45.75000025" calcext:value-type="float">
            <text:p>45.75000025</text:p>
          </table:table-cell>
          <table:table-cell office:value-type="float" office:value="32.7499995" calcext:value-type="float">
            <text:p>32.7499995</text:p>
          </table:table-cell>
          <table:table-cell office:value-type="float" office:value="9.99999875" calcext:value-type="float">
            <text:p>9.99999875</text:p>
          </table:table-cell>
          <table:table-cell office:value-type="float" office:value="22.49999875" calcext:value-type="float">
            <text:p>22.49999875</text:p>
          </table:table-cell>
          <table:table-cell office:value-type="float" office:value="44.50000125" calcext:value-type="float">
            <text:p>44.50000125</text:p>
          </table:table-cell>
          <table:table-cell office:value-type="float" office:value="27.00000175" calcext:value-type="float">
            <text:p>27.00000175</text:p>
          </table:table-cell>
          <table:table-cell office:value-type="float" office:value="31.25000175" calcext:value-type="float">
            <text:p>31.25000175</text:p>
          </table:table-cell>
          <table:table-cell office:value-type="float" office:value="43.24999775" calcext:value-type="float">
            <text:p>43.24999775</text:p>
          </table:table-cell>
          <table:table-cell office:value-type="float" office:value="59.99999875" calcext:value-type="float">
            <text:p>59.99999875</text:p>
          </table:table-cell>
          <table:table-cell office:value-type="float" office:value="104.2500013" calcext:value-type="float">
            <text:p>104.2500013</text:p>
          </table:table-cell>
          <table:table-cell office:value-type="float" office:value="94.7500035" calcext:value-type="float">
            <text:p>94.7500035</text:p>
          </table:table-cell>
          <table:table-cell office:value-type="float" office:value="104.2499988" calcext:value-type="float">
            <text:p>104.2499988</text:p>
          </table:table-cell>
          <table:table-cell office:value-type="float" office:value="94.50000025" calcext:value-type="float">
            <text:p>94.50000025</text:p>
          </table:table-cell>
          <table:table-cell office:value-type="float" office:value="65.4999985" calcext:value-type="float">
            <text:p>65.4999985</text:p>
          </table:table-cell>
          <table:table-cell office:value-type="float" office:value="67.7500035" calcext:value-type="float">
            <text:p>67.7500035</text:p>
          </table:table-cell>
        </table:table-row>
        <table:table-row table:style-name="ro1">
          <table:table-cell office:value-type="string" calcext:value-type="string">
            <text:p>E1-4</text:p>
          </table:table-cell>
          <table:table-cell office:value-type="string" calcext:value-type="string">
            <text:p>60K-G93A-ALS-Mutation induced</text:p>
          </table:table-cell>
          <table:table-cell office:value-type="float" office:value="1.75" calcext:value-type="float">
            <text:p>1.75</text:p>
          </table:table-cell>
          <table:table-cell office:value-type="float" office:value="6.25000025" calcext:value-type="float">
            <text:p>6.25000025</text:p>
          </table:table-cell>
          <table:table-cell office:value-type="float" office:value="9" calcext:value-type="float">
            <text:p>9</text:p>
          </table:table-cell>
          <table:table-cell office:value-type="float" office:value="21.74999975" calcext:value-type="float">
            <text:p>21.74999975</text:p>
          </table:table-cell>
          <table:table-cell office:value-type="float" office:value="58.49999975" calcext:value-type="float">
            <text:p>58.49999975</text:p>
          </table:table-cell>
          <table:table-cell office:value-type="float" office:value="92.00000025" calcext:value-type="float">
            <text:p>92.00000025</text:p>
          </table:table-cell>
          <table:table-cell office:value-type="float" office:value="83.00000025" calcext:value-type="float">
            <text:p>83.00000025</text:p>
          </table:table-cell>
          <table:table-cell office:value-type="float" office:value="53.75" calcext:value-type="float">
            <text:p>53.75</text:p>
          </table:table-cell>
          <table:table-cell office:value-type="float" office:value="46" calcext:value-type="float">
            <text:p>46</text:p>
          </table:table-cell>
          <table:table-cell office:value-type="float" office:value="29.75" calcext:value-type="float">
            <text:p>29.75</text:p>
          </table:table-cell>
          <table:table-cell office:value-type="float" office:value="4.24999975" calcext:value-type="float">
            <text:p>4.2499997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75000025" calcext:value-type="float">
            <text:p>1.75000025</text:p>
          </table:table-cell>
          <table:table-cell office:value-type="float" office:value="1.00000025" calcext:value-type="float">
            <text:p>1.00000025</text:p>
          </table:table-cell>
          <table:table-cell office:value-type="float" office:value="0.25" calcext:value-type="float">
            <text:p>0.25</text:p>
          </table:table-cell>
          <table:table-cell office:value-type="float" office:value="1.50000025" calcext:value-type="float">
            <text:p>1.50000025</text:p>
          </table:table-cell>
          <table:table-cell office:value-type="float" office:value="0.74999975" calcext:value-type="float">
            <text:p>0.74999975</text:p>
          </table:table-cell>
          <table:table-cell office:value-type="float" office:value="0.25" calcext:value-type="float">
            <text:p>0.25</text:p>
          </table:table-cell>
          <table:table-cell office:value-type="float" office:value="1.24999975" calcext:value-type="float">
            <text:p>1.24999975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office:value-type="float" office:value="0.25" calcext:value-type="float">
            <text:p>0.25</text:p>
          </table:table-cell>
          <table:table-cell office:value-type="float" office:value="0.49999975" calcext:value-type="float">
            <text:p>0.49999975</text:p>
          </table:table-cell>
          <table:table-cell office:value-type="float" office:value="0.24999975" calcext:value-type="float">
            <text:p>0.24999975</text:p>
          </table:table-cell>
          <table:table-cell office:value-type="float" office:value="0.5" calcext:value-type="float">
            <text:p>0.5</text:p>
          </table:table-cell>
          <table:table-cell office:value-type="float" office:value="1.74999975" calcext:value-type="float">
            <text:p>1.74999975</text:p>
          </table:table-cell>
          <table:table-cell office:value-type="float" office:value="0.50000025" calcext:value-type="float">
            <text:p>0.50000025</text:p>
          </table:table-cell>
          <table:table-cell office:value-type="float" office:value="0.75" calcext:value-type="float">
            <text:p>0.75</text:p>
          </table:table-cell>
          <table:table-cell office:value-type="float" office:value="2.75" calcext:value-type="float">
            <text:p>2.75</text:p>
          </table:table-cell>
          <table:table-cell office:value-type="float" office:value="0.24999975" calcext:value-type="float">
            <text:p>0.24999975</text:p>
          </table:table-cell>
          <table:table-cell office:value-type="float" office:value="1.24999975" calcext:value-type="float">
            <text:p>1.24999975</text:p>
          </table:table-cell>
          <table:table-cell office:value-type="float" office:value="0.74999975" calcext:value-type="float">
            <text:p>0.74999975</text:p>
          </table:table-cell>
          <table:table-cell office:value-type="float" office:value="0.50000025" calcext:value-type="float">
            <text:p>0.50000025</text:p>
          </table:table-cell>
          <table:table-cell office:value-type="float" office:value="0.75000025" calcext:value-type="float">
            <text:p>0.75000025</text:p>
          </table:table-cell>
          <table:table-cell office:value-type="float" office:value="0.50000025" calcext:value-type="float">
            <text:p>0.50000025</text:p>
          </table:table-cell>
          <table:table-cell office:value-type="float" office:value="0.75000025" calcext:value-type="float">
            <text:p>0.75000025</text:p>
          </table:table-cell>
          <table:table-cell office:value-type="float" office:value="1.00000025" calcext:value-type="float">
            <text:p>1.00000025</text:p>
          </table:table-cell>
          <table:table-cell office:value-type="float" office:value="0.50000025" calcext:value-type="float">
            <text:p>0.50000025</text:p>
          </table:table-cell>
          <table:table-cell office:value-type="float" office:value="1.24999975" calcext:value-type="float">
            <text:p>1.24999975</text:p>
          </table:table-cell>
          <table:table-cell office:value-type="float" office:value="0.75000025" calcext:value-type="float">
            <text:p>0.75000025</text:p>
          </table:table-cell>
          <table:table-cell office:value-type="float" office:value="2.00000025" calcext:value-type="float">
            <text:p>2.00000025</text:p>
          </table:table-cell>
          <table:table-cell office:value-type="float" office:value="0.24999975" calcext:value-type="float">
            <text:p>0.24999975</text:p>
          </table:table-cell>
          <table:table-cell office:value-type="float" office:value="0.75000025" calcext:value-type="float">
            <text:p>0.75000025</text:p>
          </table:table-cell>
          <table:table-cell office:value-type="float" office:value="0.99999975" calcext:value-type="float">
            <text:p>0.99999975</text:p>
          </table:table-cell>
          <table:table-cell office:value-type="float" office:value="0" calcext:value-type="float">
            <text:p>0</text:p>
          </table:table-cell>
          <table:table-cell office:value-type="float" office:value="1.50000025" calcext:value-type="float">
            <text:p>1.50000025</text:p>
          </table:table-cell>
          <table:table-cell office:value-type="float" office:value="3.00000025" calcext:value-type="float">
            <text:p>3.00000025</text:p>
          </table:table-cell>
          <table:table-cell office:value-type="float" office:value="17.25" calcext:value-type="float">
            <text:p>17.25</text:p>
          </table:table-cell>
          <table:table-cell office:value-type="float" office:value="43" calcext:value-type="float">
            <text:p>43</text:p>
          </table:table-cell>
          <table:table-cell office:value-type="float" office:value="53.5" calcext:value-type="float">
            <text:p>53.5</text:p>
          </table:table-cell>
          <table:table-cell office:value-type="float" office:value="71.00000025" calcext:value-type="float">
            <text:p>71.00000025</text:p>
          </table:table-cell>
          <table:table-cell office:value-type="float" office:value="48.99999975" calcext:value-type="float">
            <text:p>48.99999975</text:p>
          </table:table-cell>
          <table:table-cell office:value-type="float" office:value="45.00000025" calcext:value-type="float">
            <text:p>45.00000025</text:p>
          </table:table-cell>
          <table:table-cell office:value-type="float" office:value="11.99999975" calcext:value-type="float">
            <text:p>11.99999975</text:p>
          </table:table-cell>
          <table:table-cell office:value-type="float" office:value="1.99999975" calcext:value-type="float">
            <text:p>1.99999975</text:p>
          </table:table-cell>
          <table:table-cell office:value-type="float" office:value="1.50000025" calcext:value-type="float">
            <text:p>1.50000025</text:p>
          </table:table-cell>
          <table:table-cell office:value-type="float" office:value="1.49999975" calcext:value-type="float">
            <text:p>1.49999975</text:p>
          </table:table-cell>
          <table:table-cell office:value-type="float" office:value="1.00000025" calcext:value-type="float">
            <text:p>1.00000025</text:p>
          </table:table-cell>
          <table:table-cell office:value-type="float" office:value="1.24999975" calcext:value-type="float">
            <text:p>1.24999975</text:p>
          </table:table-cell>
          <table:table-cell office:value-type="float" office:value="0.49999975" calcext:value-type="float">
            <text:p>0.4999997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.99999975" calcext:value-type="float">
            <text:p>1.99999975</text:p>
          </table:table-cell>
          <table:table-cell table:number-columns-repeated="2" office:value-type="float" office:value="1.00000025" calcext:value-type="float">
            <text:p>1.00000025</text:p>
          </table:table-cell>
        </table:table-row>
        <table:table-row table:style-name="ro1">
          <table:table-cell office:value-type="string" calcext:value-type="string">
            <text:p>E5-8</text:p>
          </table:table-cell>
          <table:table-cell office:value-type="string" calcext:value-type="string">
            <text:p>80K-G93A-ALS-Mutation induced</text:p>
          </table:table-cell>
          <table:table-cell office:value-type="float" office:value="7.500001" calcext:value-type="float">
            <text:p>7.500001</text:p>
          </table:table-cell>
          <table:table-cell office:value-type="float" office:value="47.250001" calcext:value-type="float">
            <text:p>47.250001</text:p>
          </table:table-cell>
          <table:table-cell office:value-type="float" office:value="169" calcext:value-type="float">
            <text:p>169</text:p>
          </table:table-cell>
          <table:table-cell office:value-type="float" office:value="258.0000003" calcext:value-type="float">
            <text:p>258.0000003</text:p>
          </table:table-cell>
          <table:table-cell office:value-type="float" office:value="227.250001" calcext:value-type="float">
            <text:p>227.250001</text:p>
          </table:table-cell>
          <table:table-cell office:value-type="float" office:value="127.499999" calcext:value-type="float">
            <text:p>127.499999</text:p>
          </table:table-cell>
          <table:table-cell office:value-type="float" office:value="99.999999" calcext:value-type="float">
            <text:p>99.999999</text:p>
          </table:table-cell>
          <table:table-cell office:value-type="float" office:value="68.74999775" calcext:value-type="float">
            <text:p>68.74999775</text:p>
          </table:table-cell>
          <table:table-cell office:value-type="float" office:value="7.25000225" calcext:value-type="float">
            <text:p>7.25000225</text:p>
          </table:table-cell>
          <table:table-cell office:value-type="float" office:value="3.24999975" calcext:value-type="float">
            <text:p>3.24999975</text:p>
          </table:table-cell>
          <table:table-cell office:value-type="float" office:value="5.49999775" calcext:value-type="float">
            <text:p>5.49999775</text:p>
          </table:table-cell>
          <table:table-cell office:value-type="float" office:value="33.49999775" calcext:value-type="float">
            <text:p>33.49999775</text:p>
          </table:table-cell>
          <table:table-cell office:value-type="float" office:value="116.2500013" calcext:value-type="float">
            <text:p>116.2500013</text:p>
          </table:table-cell>
          <table:table-cell office:value-type="float" office:value="166.2500013" calcext:value-type="float">
            <text:p>166.2500013</text:p>
          </table:table-cell>
          <table:table-cell office:value-type="float" office:value="152.7500023" calcext:value-type="float">
            <text:p>152.7500023</text:p>
          </table:table-cell>
          <table:table-cell office:value-type="float" office:value="137.4999988" calcext:value-type="float">
            <text:p>137.4999988</text:p>
          </table:table-cell>
          <table:table-cell office:value-type="float" office:value="91.75000025" calcext:value-type="float">
            <text:p>91.75000025</text:p>
          </table:table-cell>
          <table:table-cell office:value-type="float" office:value="29.49999875" calcext:value-type="float">
            <text:p>29.49999875</text:p>
          </table:table-cell>
          <table:table-cell office:value-type="float" office:value="3.00000225" calcext:value-type="float">
            <text:p>3.00000225</text:p>
          </table:table-cell>
          <table:table-cell office:value-type="float" office:value="2.74999975" calcext:value-type="float">
            <text:p>2.74999975</text:p>
          </table:table-cell>
          <table:table-cell office:value-type="float" office:value="1.50000225" calcext:value-type="float">
            <text:p>1.50000225</text:p>
          </table:table-cell>
          <table:table-cell office:value-type="float" office:value="1.99999875" calcext:value-type="float">
            <text:p>1.99999875</text:p>
          </table:table-cell>
          <table:table-cell table:number-columns-repeated="2" office:value-type="float" office:value="3.75000125" calcext:value-type="float">
            <text:p>3.75000125</text:p>
          </table:table-cell>
          <table:table-cell office:value-type="float" office:value="1.49999775" calcext:value-type="float">
            <text:p>1.49999775</text:p>
          </table:table-cell>
          <table:table-cell office:value-type="float" office:value="1.5" calcext:value-type="float">
            <text:p>1.5</text:p>
          </table:table-cell>
          <table:table-cell office:value-type="float" office:value="2.00000125" calcext:value-type="float">
            <text:p>2.00000125</text:p>
          </table:table-cell>
          <table:table-cell office:value-type="float" office:value="1.75000025" calcext:value-type="float">
            <text:p>1.75000025</text:p>
          </table:table-cell>
          <table:table-cell office:value-type="float" office:value="1.500001" calcext:value-type="float">
            <text:p>1.500001</text:p>
          </table:table-cell>
          <table:table-cell office:value-type="float" office:value="1.249999" calcext:value-type="float">
            <text:p>1.249999</text:p>
          </table:table-cell>
          <table:table-cell office:value-type="float" office:value="2.499999" calcext:value-type="float">
            <text:p>2.499999</text:p>
          </table:table-cell>
          <table:table-cell office:value-type="float" office:value="2.25" calcext:value-type="float">
            <text:p>2.25</text:p>
          </table:table-cell>
          <table:table-cell office:value-type="float" office:value="4.249999" calcext:value-type="float">
            <text:p>4.249999</text:p>
          </table:table-cell>
          <table:table-cell office:value-type="float" office:value="7.99999875" calcext:value-type="float">
            <text:p>7.99999875</text:p>
          </table:table-cell>
          <table:table-cell office:value-type="float" office:value="23.499999" calcext:value-type="float">
            <text:p>23.499999</text:p>
          </table:table-cell>
          <table:table-cell office:value-type="float" office:value="44.5" calcext:value-type="float">
            <text:p>44.5</text:p>
          </table:table-cell>
          <table:table-cell office:value-type="float" office:value="45.25000125" calcext:value-type="float">
            <text:p>45.25000125</text:p>
          </table:table-cell>
          <table:table-cell office:value-type="float" office:value="34.49999775" calcext:value-type="float">
            <text:p>34.49999775</text:p>
          </table:table-cell>
          <table:table-cell office:value-type="float" office:value="2.99999875" calcext:value-type="float">
            <text:p>2.99999875</text:p>
          </table:table-cell>
          <table:table-cell office:value-type="float" office:value="1.5" calcext:value-type="float">
            <text:p>1.5</text:p>
          </table:table-cell>
          <table:table-cell office:value-type="float" office:value="1.249999" calcext:value-type="float">
            <text:p>1.249999</text:p>
          </table:table-cell>
          <table:table-cell office:value-type="float" office:value="2.25000125" calcext:value-type="float">
            <text:p>2.25000125</text:p>
          </table:table-cell>
          <table:table-cell office:value-type="float" office:value="0.49999875" calcext:value-type="float">
            <text:p>0.49999875</text:p>
          </table:table-cell>
          <table:table-cell office:value-type="float" office:value="1.49999775" calcext:value-type="float">
            <text:p>1.49999775</text:p>
          </table:table-cell>
          <table:table-cell office:value-type="float" office:value="1.500001" calcext:value-type="float">
            <text:p>1.500001</text:p>
          </table:table-cell>
          <table:table-cell office:value-type="float" office:value="1.75000125" calcext:value-type="float">
            <text:p>1.75000125</text:p>
          </table:table-cell>
          <table:table-cell office:value-type="float" office:value="2.99999775" calcext:value-type="float">
            <text:p>2.99999775</text:p>
          </table:table-cell>
          <table:table-cell office:value-type="float" office:value="8.74999975" calcext:value-type="float">
            <text:p>8.74999975</text:p>
          </table:table-cell>
          <table:table-cell office:value-type="float" office:value="22.99999775" calcext:value-type="float">
            <text:p>22.99999775</text:p>
          </table:table-cell>
          <table:table-cell office:value-type="float" office:value="45.749999" calcext:value-type="float">
            <text:p>45.749999</text:p>
          </table:table-cell>
          <table:table-cell office:value-type="float" office:value="46.50000125" calcext:value-type="float">
            <text:p>46.50000125</text:p>
          </table:table-cell>
          <table:table-cell office:value-type="float" office:value="28.49999975" calcext:value-type="float">
            <text:p>28.49999975</text:p>
          </table:table-cell>
          <table:table-cell office:value-type="float" office:value="3.499999" calcext:value-type="float">
            <text:p>3.499999</text:p>
          </table:table-cell>
          <table:table-cell office:value-type="float" office:value="1.25000225" calcext:value-type="float">
            <text:p>1.25000225</text:p>
          </table:table-cell>
          <table:table-cell office:value-type="float" office:value="0.74999775" calcext:value-type="float">
            <text:p>0.74999775</text:p>
          </table:table-cell>
          <table:table-cell office:value-type="float" office:value="0.75000025" calcext:value-type="float">
            <text:p>0.75000025</text:p>
          </table:table-cell>
          <table:table-cell office:value-type="float" office:value="1.75000125" calcext:value-type="float">
            <text:p>1.75000125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49999875" calcext:value-type="float">
            <text:p>1.49999875</text:p>
          </table:table-cell>
          <table:table-cell office:value-type="float" office:value="0.99999975" calcext:value-type="float">
            <text:p>0.99999975</text:p>
          </table:table-cell>
          <table:table-cell office:value-type="float" office:value="0.74999875" calcext:value-type="float">
            <text:p>0.74999875</text:p>
          </table:table-cell>
          <table:table-cell office:value-type="float" office:value="0.75" calcext:value-type="float">
            <text:p>0.75</text:p>
          </table:table-cell>
          <table:table-cell office:value-type="float" office:value="0.99999975" calcext:value-type="float">
            <text:p>0.99999975</text:p>
          </table:table-cell>
          <table:table-cell table:number-columns-repeated="2" office:value-type="float" office:value="0.50000125" calcext:value-type="float">
            <text:p>0.50000125</text:p>
          </table:table-cell>
          <table:table-cell office:value-type="float" office:value="1.74999875" calcext:value-type="float">
            <text:p>1.74999875</text:p>
          </table:table-cell>
        </table:table-row>
        <table:table-row table:style-name="ro1">
          <table:table-cell office:value-type="string" calcext:value-type="string">
            <text:p>F1-4</text:p>
          </table:table-cell>
          <table:table-cell office:value-type="string" calcext:value-type="string">
            <text:p>60K-WT</text:p>
          </table:table-cell>
          <table:table-cell office:value-type="float" office:value="24.00000175" calcext:value-type="float">
            <text:p>24.00000175</text:p>
          </table:table-cell>
          <table:table-cell office:value-type="float" office:value="49.2500015" calcext:value-type="float">
            <text:p>49.2500015</text:p>
          </table:table-cell>
          <table:table-cell office:value-type="float" office:value="146.4999973" calcext:value-type="float">
            <text:p>146.4999973</text:p>
          </table:table-cell>
          <table:table-cell office:value-type="float" office:value="336.7499995" calcext:value-type="float">
            <text:p>336.7499995</text:p>
          </table:table-cell>
          <table:table-cell office:value-type="float" office:value="523.7499948" calcext:value-type="float">
            <text:p>523.7499948</text:p>
          </table:table-cell>
          <table:table-cell office:value-type="float" office:value="583.4999965" calcext:value-type="float">
            <text:p>583.4999965</text:p>
          </table:table-cell>
          <table:table-cell office:value-type="float" office:value="466.499997" calcext:value-type="float">
            <text:p>466.499997</text:p>
          </table:table-cell>
          <table:table-cell office:value-type="float" office:value="391.0000023" calcext:value-type="float">
            <text:p>391.0000023</text:p>
          </table:table-cell>
          <table:table-cell office:value-type="float" office:value="346.500001" calcext:value-type="float">
            <text:p>346.500001</text:p>
          </table:table-cell>
          <table:table-cell office:value-type="float" office:value="361.2499978" calcext:value-type="float">
            <text:p>361.2499978</text:p>
          </table:table-cell>
          <table:table-cell office:value-type="float" office:value="465.2499978" calcext:value-type="float">
            <text:p>465.2499978</text:p>
          </table:table-cell>
          <table:table-cell office:value-type="float" office:value="534.2499955" calcext:value-type="float">
            <text:p>534.2499955</text:p>
          </table:table-cell>
          <table:table-cell office:value-type="float" office:value="558.7499975" calcext:value-type="float">
            <text:p>558.7499975</text:p>
          </table:table-cell>
          <table:table-cell office:value-type="float" office:value="584.000002" calcext:value-type="float">
            <text:p>584.000002</text:p>
          </table:table-cell>
          <table:table-cell office:value-type="float" office:value="498.9999955" calcext:value-type="float">
            <text:p>498.9999955</text:p>
          </table:table-cell>
          <table:table-cell office:value-type="float" office:value="389.2500015" calcext:value-type="float">
            <text:p>389.2500015</text:p>
          </table:table-cell>
          <table:table-cell office:value-type="float" office:value="312.7500015" calcext:value-type="float">
            <text:p>312.7500015</text:p>
          </table:table-cell>
          <table:table-cell office:value-type="float" office:value="238.0000005" calcext:value-type="float">
            <text:p>238.0000005</text:p>
          </table:table-cell>
          <table:table-cell office:value-type="float" office:value="135.499998" calcext:value-type="float">
            <text:p>135.499998</text:p>
          </table:table-cell>
          <table:table-cell office:value-type="float" office:value="50.7500025" calcext:value-type="float">
            <text:p>50.7500025</text:p>
          </table:table-cell>
          <table:table-cell office:value-type="float" office:value="31.750002" calcext:value-type="float">
            <text:p>31.750002</text:p>
          </table:table-cell>
          <table:table-cell office:value-type="float" office:value="34.24999875" calcext:value-type="float">
            <text:p>34.24999875</text:p>
          </table:table-cell>
          <table:table-cell office:value-type="float" office:value="15.750003" calcext:value-type="float">
            <text:p>15.750003</text:p>
          </table:table-cell>
          <table:table-cell office:value-type="float" office:value="7.25000025" calcext:value-type="float">
            <text:p>7.25000025</text:p>
          </table:table-cell>
          <table:table-cell office:value-type="float" office:value="13.50000375" calcext:value-type="float">
            <text:p>13.50000375</text:p>
          </table:table-cell>
          <table:table-cell office:value-type="float" office:value="11.99999625" calcext:value-type="float">
            <text:p>11.99999625</text:p>
          </table:table-cell>
          <table:table-cell office:value-type="float" office:value="18.24999975" calcext:value-type="float">
            <text:p>18.24999975</text:p>
          </table:table-cell>
          <table:table-cell office:value-type="float" office:value="21.4999965" calcext:value-type="float">
            <text:p>21.4999965</text:p>
          </table:table-cell>
          <table:table-cell office:value-type="float" office:value="15.7500015" calcext:value-type="float">
            <text:p>15.7500015</text:p>
          </table:table-cell>
          <table:table-cell office:value-type="float" office:value="12.74999925" calcext:value-type="float">
            <text:p>12.74999925</text:p>
          </table:table-cell>
          <table:table-cell office:value-type="float" office:value="7.74999675" calcext:value-type="float">
            <text:p>7.74999675</text:p>
          </table:table-cell>
          <table:table-cell office:value-type="float" office:value="7.75000275" calcext:value-type="float">
            <text:p>7.75000275</text:p>
          </table:table-cell>
          <table:table-cell office:value-type="float" office:value="6.75000075" calcext:value-type="float">
            <text:p>6.75000075</text:p>
          </table:table-cell>
          <table:table-cell office:value-type="float" office:value="23.75000325" calcext:value-type="float">
            <text:p>23.75000325</text:p>
          </table:table-cell>
          <table:table-cell office:value-type="float" office:value="22.00000425" calcext:value-type="float">
            <text:p>22.00000425</text:p>
          </table:table-cell>
          <table:table-cell office:value-type="float" office:value="11.25000075" calcext:value-type="float">
            <text:p>11.25000075</text:p>
          </table:table-cell>
          <table:table-cell office:value-type="float" office:value="6.250005" calcext:value-type="float">
            <text:p>6.250005</text:p>
          </table:table-cell>
          <table:table-cell office:value-type="float" office:value="4.24999725" calcext:value-type="float">
            <text:p>4.24999725</text:p>
          </table:table-cell>
          <table:table-cell office:value-type="float" office:value="10.99999725" calcext:value-type="float">
            <text:p>10.99999725</text:p>
          </table:table-cell>
          <table:table-cell office:value-type="float" office:value="24.999999" calcext:value-type="float">
            <text:p>24.999999</text:p>
          </table:table-cell>
          <table:table-cell office:value-type="float" office:value="20.24999775" calcext:value-type="float">
            <text:p>20.24999775</text:p>
          </table:table-cell>
          <table:table-cell office:value-type="float" office:value="9.99999975" calcext:value-type="float">
            <text:p>9.99999975</text:p>
          </table:table-cell>
          <table:table-cell office:value-type="float" office:value="9.99999675" calcext:value-type="float">
            <text:p>9.99999675</text:p>
          </table:table-cell>
          <table:table-cell office:value-type="float" office:value="23.25000225" calcext:value-type="float">
            <text:p>23.25000225</text:p>
          </table:table-cell>
          <table:table-cell office:value-type="float" office:value="53.9999985" calcext:value-type="float">
            <text:p>53.9999985</text:p>
          </table:table-cell>
          <table:table-cell office:value-type="float" office:value="96.7500015" calcext:value-type="float">
            <text:p>96.7500015</text:p>
          </table:table-cell>
          <table:table-cell office:value-type="float" office:value="106.750002" calcext:value-type="float">
            <text:p>106.750002</text:p>
          </table:table-cell>
          <table:table-cell office:value-type="float" office:value="71.74999675" calcext:value-type="float">
            <text:p>71.74999675</text:p>
          </table:table-cell>
          <table:table-cell office:value-type="float" office:value="50.2500015" calcext:value-type="float">
            <text:p>50.2500015</text:p>
          </table:table-cell>
          <table:table-cell office:value-type="float" office:value="58.9999995" calcext:value-type="float">
            <text:p>58.9999995</text:p>
          </table:table-cell>
          <table:table-cell office:value-type="float" office:value="81.249999" calcext:value-type="float">
            <text:p>81.249999</text:p>
          </table:table-cell>
          <table:table-cell office:value-type="float" office:value="108.9999975" calcext:value-type="float">
            <text:p>108.9999975</text:p>
          </table:table-cell>
          <table:table-cell office:value-type="float" office:value="143.5000008" calcext:value-type="float">
            <text:p>143.5000008</text:p>
          </table:table-cell>
          <table:table-cell office:value-type="float" office:value="142.5000045" calcext:value-type="float">
            <text:p>142.5000045</text:p>
          </table:table-cell>
          <table:table-cell office:value-type="float" office:value="100.7499978" calcext:value-type="float">
            <text:p>100.7499978</text:p>
          </table:table-cell>
          <table:table-cell office:value-type="float" office:value="54" calcext:value-type="float">
            <text:p>54</text:p>
          </table:table-cell>
          <table:table-cell office:value-type="float" office:value="32.25000475" calcext:value-type="float">
            <text:p>32.25000475</text:p>
          </table:table-cell>
          <table:table-cell office:value-type="float" office:value="56.75000425" calcext:value-type="float">
            <text:p>56.75000425</text:p>
          </table:table-cell>
          <table:table-cell office:value-type="float" office:value="68.249997" calcext:value-type="float">
            <text:p>68.249997</text:p>
          </table:table-cell>
          <table:table-cell office:value-type="float" office:value="67.49999925" calcext:value-type="float">
            <text:p>67.49999925</text:p>
          </table:table-cell>
          <table:table-cell office:value-type="float" office:value="60.999999" calcext:value-type="float">
            <text:p>60.999999</text:p>
          </table:table-cell>
          <table:table-cell office:value-type="float" office:value="43.0000005" calcext:value-type="float">
            <text:p>43.0000005</text:p>
          </table:table-cell>
          <table:table-cell office:value-type="float" office:value="64.249999" calcext:value-type="float">
            <text:p>64.249999</text:p>
          </table:table-cell>
          <table:table-cell office:value-type="float" office:value="101.500002" calcext:value-type="float">
            <text:p>101.500002</text:p>
          </table:table-cell>
          <table:table-cell office:value-type="float" office:value="114.750001" calcext:value-type="float">
            <text:p>114.750001</text:p>
          </table:table-cell>
          <table:table-cell office:value-type="float" office:value="139.7499955" calcext:value-type="float">
            <text:p>139.7499955</text:p>
          </table:table-cell>
          <table:table-cell office:value-type="float" office:value="121.7500023" calcext:value-type="float">
            <text:p>121.7500023</text:p>
          </table:table-cell>
        </table:table-row>
        <table:table-row table:style-name="ro1">
          <table:table-cell office:value-type="string" calcext:value-type="string">
            <text:p>F5-8</text:p>
          </table:table-cell>
          <table:table-cell office:value-type="string" calcext:value-type="string">
            <text:p>80K-WT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242.25" calcext:value-type="float">
            <text:p>242.25</text:p>
          </table:table-cell>
          <table:table-cell office:value-type="float" office:value="421.5" calcext:value-type="float">
            <text:p>421.5</text:p>
          </table:table-cell>
          <table:table-cell office:value-type="float" office:value="405.75" calcext:value-type="float">
            <text:p>405.75</text:p>
          </table:table-cell>
          <table:table-cell office:value-type="float" office:value="328" calcext:value-type="float">
            <text:p>328</text:p>
          </table:table-cell>
          <table:table-cell office:value-type="float" office:value="131.75" calcext:value-type="float">
            <text:p>131.75</text:p>
          </table:table-cell>
          <table:table-cell office:value-type="float" office:value="94.25" calcext:value-type="float">
            <text:p>94.25</text:p>
          </table:table-cell>
          <table:table-cell office:value-type="float" office:value="143.25" calcext:value-type="float">
            <text:p>143.25</text:p>
          </table:table-cell>
          <table:table-cell office:value-type="float" office:value="209.25" calcext:value-type="float">
            <text:p>209.25</text:p>
          </table:table-cell>
          <table:table-cell office:value-type="float" office:value="196.5" calcext:value-type="float">
            <text:p>196.5</text:p>
          </table:table-cell>
          <table:table-cell office:value-type="float" office:value="158" calcext:value-type="float">
            <text:p>158</text:p>
          </table:table-cell>
          <table:table-cell office:value-type="float" office:value="131.25" calcext:value-type="float">
            <text:p>131.25</text:p>
          </table:table-cell>
          <table:table-cell office:value-type="float" office:value="175.5" calcext:value-type="float">
            <text:p>175.5</text:p>
          </table:table-cell>
          <table:table-cell office:value-type="float" office:value="221.75" calcext:value-type="float">
            <text:p>221.75</text:p>
          </table:table-cell>
          <table:table-cell office:value-type="float" office:value="198.25" calcext:value-type="float">
            <text:p>198.25</text:p>
          </table:table-cell>
          <table:table-cell office:value-type="float" office:value="162" calcext:value-type="float">
            <text:p>162</text:p>
          </table:table-cell>
          <table:table-cell office:value-type="float" office:value="64.25" calcext:value-type="float">
            <text:p>64.25</text:p>
          </table:table-cell>
          <table:table-cell office:value-type="float" office:value="46" calcext:value-type="float">
            <text:p>46</text:p>
          </table:table-cell>
          <table:table-cell office:value-type="float" office:value="10.75" calcext:value-type="float">
            <text:p>10.75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2.25" calcext:value-type="float">
            <text:p>2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85.5" calcext:value-type="float">
            <text:p>85.5</text:p>
          </table:table-cell>
          <table:table-cell office:value-type="float" office:value="90.25" calcext:value-type="float">
            <text:p>90.25</text:p>
          </table:table-cell>
          <table:table-cell office:value-type="float" office:value="100.75" calcext:value-type="float">
            <text:p>100.75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48.5" calcext:value-type="float">
            <text:p>48.5</text:p>
          </table:table-cell>
          <table:table-cell office:value-type="float" office:value="27.75" calcext:value-type="float">
            <text:p>27.75</text:p>
          </table:table-cell>
          <table:table-cell office:value-type="float" office:value="12" calcext:value-type="float">
            <text:p>12</text:p>
          </table:table-cell>
          <table:table-cell office:value-type="float" office:value="29.25" calcext:value-type="float">
            <text:p>29.25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46.25" calcext:value-type="float">
            <text:p>46.25</text:p>
          </table:table-cell>
          <table:table-cell office:value-type="float" office:value="44.75" calcext:value-type="float">
            <text:p>44.75</text:p>
          </table:table-cell>
          <table:table-cell office:value-type="float" office:value="8.75" calcext:value-type="float">
            <text:p>8.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2.75" calcext:value-type="float">
            <text:p>2.75</text:p>
          </table:table-cell>
          <table:table-cell office:value-type="float" office:value="16.75" calcext:value-type="float">
            <text:p>16.75</text:p>
          </table:table-cell>
          <table:table-cell office:value-type="float" office:value="53.75" calcext:value-type="float">
            <text:p>53.75</text:p>
          </table:table-cell>
          <table:table-cell office:value-type="float" office:value="78.75" calcext:value-type="float">
            <text:p>78.75</text:p>
          </table:table-cell>
          <table:table-cell office:value-type="float" office:value="82.5" calcext:value-type="float">
            <text:p>82.5</text:p>
          </table:table-cell>
          <table:table-cell office:value-type="float" office:value="60.75" calcext:value-type="float">
            <text:p>60.75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43.75" calcext:value-type="float">
            <text:p>43.75</text:p>
          </table:table-cell>
          <table:table-cell office:value-type="float" office:value="11.75" calcext:value-type="float">
            <text:p>11.7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5.75" calcext:value-type="float">
            <text:p>45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6T18:54:01.978669992</meta:creation-date>
    <dc:date>2020-11-16T18:57:44.734500501</dc:date>
    <meta:editing-duration>PT32S</meta:editing-duration>
    <meta:editing-cycles>2</meta:editing-cycles>
    <meta:generator>LibreOffice/7.0.3.1$Linux_X86_64 LibreOffice_project/00$Build-1</meta:generator>
    <meta:document-statistic meta:table-count="1" meta:cell-count="483" meta:object-count="0"/>
  </office:meta>
</office:document-meta>
</file>